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swiss" style:name="Segoe UI" svg:font-family="'Segoe UI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ext" style:name="aa69f85">
      <style:text-properties fo:country="DE" fo:font-size="10.0pt" fo:font-style="normal" fo:font-weight="normal" fo:language="de" fo:letter-spacing="normal" style:font-name="Segoe UI" style:font-name-asian="SimSun" style:font-name-complex="Mangal" style:font-size-asian="12.0pt" style:font-style-asian="normal" style:font-style-complex="normal" style:font-weight-asian="normal" style:font-weight-complex="normal" style:text-position="0% 100%" style:text-underline-style="none" style:use-window-font-color="true"/>
    </style:style>
    <style:style style:family="paragraph" style:name="a8bcf46">
      <style:paragraph-properties fo:line-height="100%" fo:margin-bottom="0.0mm" fo:margin-left="0.0mm" fo:margin-right="0.0mm" fo:margin-top="0.0mm" fo:text-align="left" fo:text-indent="0.0mm"/>
      <style:text-properties/>
    </style:style>
  </office:automatic-styles>
  <office:body>
    <office:text>
      <text:p text:style-name="Standard">Before annotation*<office:annotation office:name="CmtId0"><dc:creator>Unknown Author</dc:creator><dc:date>2013-04-05T19:34:46.06</dc:date><text:p text:style-name="a8bcf46"><text:span text:style-name="aa69f85">YEAH!!!</text:span></text:p></office:annotation>*after annotation!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swiss" style:name="Segoe UI" svg:font-family="'Segoe UI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cfe7f5"/>
      <style:text-properties fo:country="DE" fo:font-size="12.0pt" fo:language="de" style:font-size-asian="12.0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44</dc:date>
    <meta:editing-cycles>2</meta:editing-cycles>
    <meta:editing-duration>PT0.004S</meta:editing-duration>
  </office:meta>
</office:document-meta>
</file>